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4" style:parent-style-name="Normal" style:family="paragraph">
      <style:paragraph-properties fo:text-align="center" fo:margin-bottom="0in" fo:line-height="100%"/>
      <style:text-properties style:font-name="Cambria" fo:font-weight="bold" style:font-weight-asian="bold" fo:font-variant="small-caps" fo:color="#FFFFFF" fo:font-size="28pt" style:font-size-asian="28pt"/>
    </style:style>
    <style:style style:name="P5" style:parent-style-name="Normal" style:family="paragraph">
      <style:paragraph-properties fo:text-align="justify"/>
      <style:text-properties fo:font-size="18pt" style:font-size-asian="18pt"/>
    </style:style>
    <style:style style:name="T6" style:parent-style-name="DefaultParagraphFont" style:family="text">
      <style:text-properties fo:font-weight="bold" style:font-weight-asian="bold" fo:font-size="12pt" style:font-size-asian="12pt"/>
    </style:style>
    <style:style style:name="T7" style:parent-style-name="DefaultParagraphFont" style:family="text">
      <style:text-properties fo:font-size="9pt" style:font-size-asian="9pt"/>
    </style:style>
    <style:style style:name="T8" style:parent-style-name="DefaultParagraphFont" style:family="text">
      <style:text-properties fo:font-size="9pt" style:font-size-asian="9pt"/>
    </style:style>
    <style:style style:name="T9" style:parent-style-name="DefaultParagraphFont" style:family="text">
      <style:text-properties fo:font-size="9pt" style:font-size-asian="9pt"/>
    </style:style>
    <style:style style:name="T10" style:parent-style-name="DefaultParagraphFont" style:family="text">
      <style:text-properties fo:font-weight="bold" style:font-weight-asian="bold" fo:font-size="12pt" style:font-size-asian="12pt"/>
    </style:style>
    <style:style style:name="T11" style:parent-style-name="DefaultParagraphFont" style:family="text">
      <style:text-properties fo:font-size="9pt" style:font-size-asian="9pt"/>
    </style:style>
    <style:style style:name="T12" style:parent-style-name="DefaultParagraphFont" style:family="text">
      <style:text-properties fo:font-size="9pt" style:font-size-asian="9pt"/>
    </style:style>
    <style:style style:name="T13" style:parent-style-name="DefaultParagraphFont" style:family="text">
      <style:text-properties fo:font-weight="bold" style:font-weight-asian="bold" fo:font-size="12pt" style:font-size-asian="12pt"/>
    </style:style>
    <style:style style:name="T14" style:parent-style-name="DefaultParagraphFont" style:family="text">
      <style:text-properties fo:font-size="9pt" style:font-size-asian="9pt"/>
    </style:style>
    <style:style style:name="T15" style:parent-style-name="DefaultParagraphFont" style:family="text">
      <style:text-properties fo:font-size="9pt" style:font-size-asian="9pt"/>
    </style:style>
    <style:style style:name="T16" style:parent-style-name="DefaultParagraphFont" style:family="text">
      <style:text-properties fo:font-size="9pt" style:font-size-asian="9pt"/>
    </style:style>
    <style:style style:name="P17" style:parent-style-name="NoSpacing" style:family="paragraph">
      <style:text-properties fo:font-size="9pt" style:font-size-asian="9pt"/>
    </style:style>
    <style:style style:name="P18" style:parent-style-name="Normal" style:family="paragraph">
      <style:paragraph-properties fo:text-align="justify"/>
    </style:style>
    <style:style style:name="T19" style:parent-style-name="apple-style-span" style:family="text">
      <style:text-properties fo:font-weight="bold" style:font-weight-asian="bold" fo:color="#000000" fo:font-size="15pt" style:font-size-asian="15pt" style:font-size-complex="10pt"/>
    </style:style>
    <style:style style:name="T20" style:parent-style-name="apple-style-span" style:family="text">
      <style:text-properties style:font-name="Verdana" fo:color="#000000" fo:font-size="14pt" style:font-size-asian="14pt" style:font-size-complex="10pt"/>
    </style:style>
    <style:style style:name="T21" style:parent-style-name="apple-style-span" style:family="text">
      <style:text-properties fo:color="#000000" fo:font-size="15pt" style:font-size-asian="15pt"/>
    </style:style>
    <style:style style:name="T22" style:parent-style-name="apple-style-span" style:family="text">
      <style:text-properties fo:color="#000000" fo:font-size="15pt" style:font-size-asian="15pt"/>
    </style:style>
    <style:style style:name="T23" style:parent-style-name="apple-style-span" style:family="text">
      <style:text-properties fo:color="#000000" fo:font-size="15pt" style:font-size-asian="15pt"/>
    </style:style>
    <style:style style:name="T24" style:parent-style-name="apple-style-span" style:family="text">
      <style:text-properties fo:color="#000000" fo:font-size="15pt" style:font-size-asian="15pt"/>
    </style:style>
    <style:style style:name="T25" style:parent-style-name="apple-style-span" style:family="text">
      <style:text-properties fo:color="#000000" fo:font-size="15pt" style:font-size-asian="15pt"/>
    </style:style>
    <style:style style:name="P26" style:parent-style-name="Normal" style:family="paragraph">
      <style:paragraph-properties fo:text-align="justify"/>
      <style:text-properties fo:font-size="14pt" style:font-size-asian="14pt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P29" style:parent-style-name="NoSpacing" style:family="paragraph">
      <style:text-properties fo:font-style="italic" style:font-style-asian="italic" style:font-style-complex="italic"/>
    </style:style>
    <style:style style:name="P30" style:parent-style-name="NoSpacing" style:family="paragraph">
      <style:text-properties style:font-style-complex="italic"/>
    </style:style>
    <style:style style:name="P31" style:parent-style-name="NoSpacing" style:family="paragraph">
      <style:text-properties style:font-style-complex="italic"/>
    </style:style>
    <style:style style:name="T32" style:parent-style-name="DefaultParagraphFont" style:family="text">
      <style:text-properties fo:font-weight="bold" style:font-weight-asian="bold" style:font-style-complex="italic"/>
    </style:style>
    <style:style style:name="T33" style:parent-style-name="DefaultParagraphFont" style:family="text">
      <style:text-properties style:font-style-complex="italic"/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apple-style-span" style:family="text">
      <style:text-properties fo:font-weight="bold" style:font-weight-asian="bold" fo:color="#000000"/>
    </style:style>
    <style:style style:name="T36" style:parent-style-name="apple-style-span" style:family="text">
      <style:text-properties fo:color="#000000"/>
    </style:style>
    <style:style style:name="T37" style:parent-style-name="apple-converted-space" style:family="text">
      <style:text-properties style:font-name="Verdana" fo:color="#000000" fo:font-size="10pt" style:font-size-asian="10pt" style:font-size-complex="10pt"/>
    </style:style>
    <style:style style:name="T38" style:parent-style-name="DefaultParagraphFont" style:family="text">
      <style:text-properties style:font-name="Verdana" fo:color="#000000" fo:font-size="10pt" style:font-size-asian="10pt" style:font-size-complex="10pt"/>
    </style:style>
    <style:style style:name="T39" style:parent-style-name="apple-style-span" style:family="text">
      <style:text-properties fo:font-weight="bold" style:font-weight-asian="bold" fo:color="#000000"/>
    </style:style>
    <style:style style:name="T40" style:parent-style-name="apple-style-span" style:family="text">
      <style:text-properties style:font-name="Verdana" fo:color="#000000" fo:font-size="10pt" style:font-size-asian="10pt" style:font-size-complex="10pt"/>
    </style:style>
    <style:style style:name="T41" style:parent-style-name="apple-style-span" style:family="text">
      <style:text-properties style:font-name="Verdana" fo:color="#000000" fo:font-size="10pt" style:font-size-asian="10pt" style:font-size-complex="1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4a452a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68480" draw:id="id1" draw:style-name="a1" draw:name="Text Box 11" text:anchor-type="paragraph" svg:x="-0.21875in" svg:y="-0.20833in" svg:width="6.6875in" svg:height="1.05208in" style:rel-width="scale" style:rel-height="scale"><draw:text-box><text:p text:style-name="P4">IOU<text:s/>Form<text:s/>Template</text:p></draw:text-box><svg:title/><svg:desc/></draw:frame><draw:frame draw:z-index="251663360" draw:id="id2" draw:style-name="a2" draw:name="Text Box 6" text:anchor-type="paragraph" svg:x="-0.10417in" svg:y="3.1875in" svg:width="6.65625in" svg:height="2.375in" style:rel-width="scale" style:rel-height="scale"><draw:text-box><text:p text:style-name="P5">I Mr. ABC, make commitment to<text:s/>Mr.<text:s/>XYZ Company, the Sum of $ ________________________. Repayment is to be made in the form of 200 equal payments at the interest rate of 7.2% of $ _____________ payable on the 1oth of each month,<text:s/>beginning 10/01/2011 until the total amount of debt is paid.</text:p></draw:text-box><svg:title/><svg:desc/></draw:frame><draw:frame draw:z-index="251667456" draw:id="id3" draw:style-name="a3" draw:name="Text Box 10" text:anchor-type="paragraph" svg:x="4.30208in" svg:y="1.88889in" svg:width="2.30208in" svg:height="0.40625in" style:rel-width="scale" style:rel-height="scale"><draw:text-box><text:p text:style-name="Normal"><text:span text:style-name="T6">Date:<text:s/></text:span><text:span text:style-name="T7"><text:tab/>___________</text:span><text:span text:style-name="T8">_________</text:span><text:span text:style-name="T9">_____</text:span></text:p></draw:text-box><svg:title/><svg:desc/></draw:frame><draw:frame draw:z-index="251662336" draw:id="id4" draw:style-name="a4" draw:name="Text Box 5" text:anchor-type="paragraph" svg:x="-0.04167in" svg:y="1.88889in" svg:width="3.35417in" svg:height="0.73958in" style:rel-width="scale" style:rel-height="scale"><draw:text-box><text:p text:style-name="NoSpacing"><text:span text:style-name="T10">Amount:<text:s/></text:span><text:span text:style-name="T11"><text:s/></text:span><text:span text:style-name="T12"><text:tab/>_________________________________</text:span></text:p><text:p text:style-name="NoSpacing"><text:span text:style-name="T13">Place:</text:span><text:span text:style-name="T14"><text:s/></text:span><text:span text:style-name="T15"><text:tab/>_________________________________</text:span><text:span text:style-name="T16">________</text:span></text:p><text:p text:style-name="P17"/></draw:text-box><svg:title/><svg:desc/></draw:frame><draw:frame draw:z-index="251664384" draw:id="id5" draw:style-name="a5" draw:name="Text Box 7" text:anchor-type="paragraph" svg:x="-0.04167in" svg:y="6.09375in" svg:width="6.64583in" svg:height="1.29167in" style:rel-width="scale" style:rel-height="scale"><draw:text-box><text:p text:style-name="P18"><text:span text:style-name="T19">IN WITNESS WHEREOF,</text:span><text:span text:style-name="T20"><text:s/></text:span><text:span text:style-name="T21">I set my hand under seal this ____ [th</text:span><text:span text:style-name="T22">e</text:span><text:span text:style-name="T23"><text:s/>day] of ______________</text:span><text:span text:style-name="T24">___</text:span><text:span text:style-name="T25">_ [month], 20___ and I acknowledge receipt of a completed copy of this instrument.</text:span></text:p><text:p text:style-name="P26"/></draw:text-box><svg:title/><svg:desc/></draw:frame><draw:frame draw:z-index="251665408" draw:id="id6" draw:style-name="a6" draw:name="Text Box 8" text:anchor-type="paragraph" svg:x="-0.0625in" svg:y="7.38542in" svg:width="3.07292in" svg:height="1.38542in" style:rel-width="scale" style:rel-height="scale"><draw:text-box><text:p text:style-name="NoSpacing"/><text:p text:style-name="NoSpacing">_____________________</text:p><text:p text:style-name="NoSpacing"><text:span text:style-name="T27">Sign:</text:span><text:s/><text:span text:style-name="T28">[Signature of borrower]</text:span></text:p><text:p text:style-name="P29"/><text:p text:style-name="P30"/><text:p text:style-name="P31">________________________________</text:p><text:p text:style-name="NoSpacing"><text:span text:style-name="T32">Name &amp; Address:</text:span><text:span text:style-name="T33"><text:s/></text:span><text:span text:style-name="T34">[Party name]</text:span></text:p></draw:text-box><svg:title/><svg:desc/></draw:frame><draw:frame draw:z-index="251666432" draw:id="id7" draw:style-name="a7" draw:name="Text Box 9" text:anchor-type="paragraph" svg:x="4.64583in" svg:y="7.70833in" svg:width="1.98958in" svg:height="1.03125in" style:rel-width="scale" style:rel-height="scale"><draw:text-box><text:p text:style-name="NoSpacing"/><text:p text:style-name="NoSpacing"><text:span text:style-name="T35">Notary Public</text:span><text:span text:style-name="T36"><text:s/>- SEAL</text:span><text:span text:style-name="T37"> </text:span></text:p><text:p text:style-name="NoSpacing"><text:span text:style-name="T38"><text:line-break/></text:span><text:span text:style-name="T39">My Commission Expire</text:span><text:span text:style-name="T40"><text:s/></text:span><text:span text:style-name="T41">______/______/______</text:span></text:p><text:p text:style-name="Normal"/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apple-style-span" style:display-name="apple-style-span" style:family="text" style:parent-style-name="DefaultParagraphFont"/>
    <style:style style:name="apple-converted-space" style:display-name="apple-converted-space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-top="0.0625in double #000000" style:border-line-width-top="0.0208in 0.0208in 0.0208in" fo:border-left="0.0625in double #000000" style:border-line-width-left="0.0208in 0.0208in 0.0208in" fo:border-bottom="0.0625in double #000000" style:border-line-width-bottom="0.0208in 0.0208in 0.0208in" fo:border-right="0.0625in double #000000" style:border-line-width-right="0.0208in 0.0208in 0.0208in" fo:padding-top="0.1041in" fo:padding-left="0.6041in" fo:padding-bottom="0.1041in" fo:padding-right="0.6041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text-properties fo:color="#FFFFFF"/>
    </style:style>
    <style:style style:name="P3" style:parent-style-name="Normal" style:family="paragraph">
      <style:paragraph-properties fo:text-align="center" fo:margin-bottom="0in"/>
      <style:text-properties style:font-name="Arial" style:font-name-complex="Arial" fo:color="#626469" fo:font-size="6pt" style:font-size-asian="6pt"/>
    </style:style>
    <style:style style:family="graphic" style:name="a0" style:parent-style-name="Graphics">
      <style:graphic-properties fo:wrap-option="wrap" fo:border="0.01042in none" fo:padding-top="0in" fo:padding-bottom="0in" fo:padding-left="0.1in" fo:padding-right="0.1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www.aftemplates.com</text:p>
      </style:header>
      <style:footer>
        <text:p text:style-name="Footer"><draw:frame draw:z-index="251658240" draw:id="id0" draw:style-name="a0" draw:name="MSIPCM9e97425fa20e3fde8ce808ec" text:anchor-type="paragraph" svg:x="0in" svg:y="10.51528in" svg:width="8.5in" svg:height="0.27639in" style:rel-width="scale" style:rel-height="scale"><draw:text-box><text:p text:style-name="P3">Internal</text:p></draw:text-box><svg:title/><svg:desc>{"HashCode":1235388660,"Height":792.0,"Width":612.0,"Placement":"Footer","Index":"Primary","Section":1,"Top":0.0,"Left":0.0}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description/>
    <dc:subject/>
    <meta:initial-creator>www.aftemplates.com</meta:initial-creator>
    <dc:creator>Mirek Pesta</dc:creator>
    <meta:creation-date>2021-11-25T13:36:00Z</meta:creation-date>
    <dc:date>2021-11-25T13:36:00Z</dc:date>
    <meta:template xlink:href="Normal.dotm" xlink:type="simple"/>
    <meta:editing-cycles>2</meta:editing-cycles>
    <meta:editing-duration>PT0S</meta:editing-duration>
    <meta:user-defined meta:name="MSIP_Label_23f93e5f-d3c2-49a7-ba94-15405423c204_Enabled">true</meta:user-defined>
    <meta:user-defined meta:name="MSIP_Label_23f93e5f-d3c2-49a7-ba94-15405423c204_SetDate">2021-11-25T13:35:58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eb833251-8c19-4930-aaf9-ee9a9c57ae37</meta:user-defined>
    <meta:user-defined meta:name="MSIP_Label_23f93e5f-d3c2-49a7-ba94-15405423c204_ContentBits">2</meta:user-defined>
    <meta:document-statistic meta:page-count="1" meta:paragraph-count="1" meta:word-count="1" meta:character-count="7" meta:row-count="1" meta:non-whitespace-character-count="7"/>
  </office:meta>
</office:document-meta>
</file>